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7.72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4"/>
        <table:table-row table:style-name="ro1">
          <table:table-cell table:style-name="ce1" office:value-type="string">
            <text:p>SERVICIO</text:p>
          </table:table-cell>
          <table:table-cell table:style-name="ce1" office:value-type="string">
            <text:p>Usuario</text:p>
          </table:table-cell>
          <table:table-cell table:style-name="ce1" office:value-type="string">
            <text:p>Sistema</text:p>
          </table:table-cell>
          <table:table-cell table:style-name="ce1" office:value-type="string">
            <text:p>Descripción Aplicación</text:p>
          </table:table-cell>
        </table:table-row>
        <table:table-row table:style-name="ro2">
          <table:table-cell table:style-name="ce2" office:value-type="string">
            <text:p>Consulta configuración operación/sistema </text:p>
          </table:table-cell>
          <table:table-cell office:value-type="string">
            <text:p>PBECA6K</text:p>
          </table:table-cell>
          <table:table-cell office:value-type="string">
            <text:p>BECA6K</text:p>
          </table:table-cell>
          <table:table-cell office:value-type="string">
            <text:p>Pago Becas Andalucia</text:p>
          </table:table-cell>
        </table:table-row>
        <table:table-row table:style-name="ro1">
          <table:table-cell/>
          <table:table-cell office:value-type="string">
            <text:p>PBECA00</text:p>
          </table:table-cell>
          <table:table-cell office:value-type="string">
            <text:p>BECA00</text:p>
          </table:table-cell>
          <table:table-cell office:value-type="string">
            <text:p>Pago Becas MEC</text:p>
          </table:table-cell>
        </table:table-row>
        <table:table-row table:style-name="ro1">
          <table:table-cell/>
          <table:table-cell table:number-columns-repeated="2" office:value-type="string">
            <text:p>PCONCIER</text:p>
          </table:table-cell>
          <table:table-cell office:value-type="string">
            <text:p>Pagos centros privados</text:p>
          </table:table-cell>
        </table:table-row>
        <table:table-row table:style-name="ro1">
          <table:table-cell/>
          <table:table-cell office:value-type="string">
            <text:p>PCEC0001</text:p>
          </table:table-cell>
          <table:table-cell office:value-type="string">
            <text:p>CEC0001</text:p>
          </table:table-cell>
          <table:table-cell office:value-type="string">
            <text:p>Dietas</text:p>
          </table:table-cell>
        </table:table-row>
        <table:table-row table:style-name="ro1">
          <table:table-cell/>
          <table:table-cell office:value-type="string">
            <text:p>PCEC0002</text:p>
          </table:table-cell>
          <table:table-cell office:value-type="string">
            <text:p>MINERVA</text:p>
          </table:table-cell>
          <table:table-cell office:value-type="string">
            <text:p>Minerva</text:p>
          </table:table-cell>
        </table:table-row>
        <table:table-row table:style-name="ro1">
          <table:table-cell/>
          <table:table-cell office:value-type="string">
            <text:p>PPCPUB01</text:p>
          </table:table-cell>
          <table:table-cell office:value-type="string">
            <text:p>PCPUB01</text:p>
          </table:table-cell>
          <table:table-cell office:value-type="string">
            <text:p>Sistema de pago a los centros públicos por diferentes conceptos (gastos funcionamiento, extraordinarios...) <text:s/></text:p>
          </table:table-cell>
        </table:table-row>
        <table:table-row table:style-name="ro2">
          <table:table-cell table:style-name="ce2" office:value-type="string">
            <text:p>Consulta datos expediente </text:p>
          </table:table-cell>
          <table:table-cell office:value-type="string">
            <text:p>PBECA6K</text:p>
          </table:table-cell>
          <table:table-cell office:value-type="string">
            <text:p>BECA6K</text:p>
          </table:table-cell>
          <table:table-cell office:value-type="string">
            <text:p>Pago Becas Andalucia</text:p>
          </table:table-cell>
        </table:table-row>
        <table:table-row table:style-name="ro1">
          <table:table-cell/>
          <table:table-cell office:value-type="string">
            <text:p>PBECA00</text:p>
          </table:table-cell>
          <table:table-cell office:value-type="string">
            <text:p>BECA00</text:p>
          </table:table-cell>
          <table:table-cell office:value-type="string">
            <text:p>Pago Becas MEC</text:p>
          </table:table-cell>
        </table:table-row>
        <table:table-row table:style-name="ro1">
          <table:table-cell/>
          <table:table-cell table:number-columns-repeated="2" office:value-type="string">
            <text:p>PCONCIER</text:p>
          </table:table-cell>
          <table:table-cell office:value-type="string">
            <text:p>Pagos centros privados</text:p>
          </table:table-cell>
        </table:table-row>
        <table:table-row table:style-name="ro1">
          <table:table-cell/>
          <table:table-cell office:value-type="string">
            <text:p>PCEC0002</text:p>
          </table:table-cell>
          <table:table-cell office:value-type="string">
            <text:p>MINERVA</text:p>
          </table:table-cell>
          <table:table-cell office:value-type="string">
            <text:p>Minerva</text:p>
          </table:table-cell>
        </table:table-row>
        <table:table-row table:style-name="ro1">
          <table:table-cell/>
          <table:table-cell office:value-type="string">
            <text:p>PPCPUB01</text:p>
          </table:table-cell>
          <table:table-cell office:value-type="string">
            <text:p>PCPUB01</text:p>
          </table:table-cell>
          <table:table-cell office:value-type="string">
            <text:p>Sistema de pago a los centros públicos por diferentes conceptos (gastos funcionamiento, extraordinarios...) <text:s/></text:p>
          </table:table-cell>
        </table:table-row>
        <table:table-row table:style-name="ro3">
          <table:table-cell table:style-name="ce3" office:value-type="string">
            <text:p>Consulta de eventos notificables</text:p>
          </table:table-cell>
          <table:table-cell office:value-type="string">
            <text:p>PBECA6K</text:p>
          </table:table-cell>
          <table:table-cell office:value-type="string">
            <text:p>BECA6K</text:p>
          </table:table-cell>
          <table:table-cell office:value-type="string">
            <text:p>Pago Becas Andalucia</text:p>
          </table:table-cell>
        </table:table-row>
        <table:table-row table:style-name="ro1">
          <table:table-cell/>
          <table:table-cell office:value-type="string">
            <text:p>PBECA00</text:p>
          </table:table-cell>
          <table:table-cell office:value-type="string">
            <text:p>BECA00</text:p>
          </table:table-cell>
          <table:table-cell office:value-type="string">
            <text:p>Pago Becas MEC</text:p>
          </table:table-cell>
        </table:table-row>
        <table:table-row table:style-name="ro1">
          <table:table-cell/>
          <table:table-cell table:number-columns-repeated="2" office:value-type="string">
            <text:p>PCONCIER</text:p>
          </table:table-cell>
          <table:table-cell office:value-type="string">
            <text:p>Pagos centros privados</text:p>
          </table:table-cell>
        </table:table-row>
        <table:table-row table:style-name="ro1">
          <table:table-cell/>
          <table:table-cell office:value-type="string">
            <text:p>PCEC0002</text:p>
          </table:table-cell>
          <table:table-cell office:value-type="string">
            <text:p>MINERVA</text:p>
          </table:table-cell>
          <table:table-cell office:value-type="string">
            <text:p>Minerva</text:p>
          </table:table-cell>
        </table:table-row>
        <table:table-row table:style-name="ro1">
          <table:table-cell/>
          <table:table-cell office:value-type="string">
            <text:p>PPCPUB01</text:p>
          </table:table-cell>
          <table:table-cell office:value-type="string">
            <text:p>PCPUB01</text:p>
          </table:table-cell>
          <table:table-cell office:value-type="string">
            <text:p>Sistema de pago a los centros públicos por diferentes conceptos (gastos funcionamiento, extraordinarios...) <text:s/></text:p>
          </table:table-cell>
        </table:table-row>
        <table:table-row table:style-name="ro3">
          <table:table-cell table:style-name="ce3" office:value-type="string">
            <text:p>Consulta situación expediente</text:p>
          </table:table-cell>
          <table:table-cell office:value-type="string">
            <text:p>PBECA6K</text:p>
          </table:table-cell>
          <table:table-cell office:value-type="string">
            <text:p>BECA6K</text:p>
          </table:table-cell>
          <table:table-cell office:value-type="string">
            <text:p>Pago Becas Andalucia</text:p>
          </table:table-cell>
        </table:table-row>
        <table:table-row table:style-name="ro1">
          <table:table-cell/>
          <table:table-cell office:value-type="string">
            <text:p>PBECA00</text:p>
          </table:table-cell>
          <table:table-cell office:value-type="string">
            <text:p>BECA00</text:p>
          </table:table-cell>
          <table:table-cell office:value-type="string">
            <text:p>Pago Becas MEC</text:p>
          </table:table-cell>
        </table:table-row>
        <table:table-row table:style-name="ro1">
          <table:table-cell/>
          <table:table-cell table:number-columns-repeated="2" office:value-type="string">
            <text:p>PCONCIER</text:p>
          </table:table-cell>
          <table:table-cell office:value-type="string">
            <text:p>Pagos centros privados</text:p>
          </table:table-cell>
        </table:table-row>
        <table:table-row table:style-name="ro1">
          <table:table-cell/>
          <table:table-cell office:value-type="string">
            <text:p>PCEC0002</text:p>
          </table:table-cell>
          <table:table-cell office:value-type="string">
            <text:p>MINERVA</text:p>
          </table:table-cell>
          <table:table-cell office:value-type="string">
            <text:p>Minerva</text:p>
          </table:table-cell>
        </table:table-row>
        <table:table-row table:style-name="ro1">
          <table:table-cell/>
          <table:table-cell office:value-type="string">
            <text:p>PPCPUB01</text:p>
          </table:table-cell>
          <table:table-cell office:value-type="string">
            <text:p>PCPUB01</text:p>
          </table:table-cell>
          <table:table-cell office:value-type="string">
            <text:p>Sistema de pago a los centros públicos por diferentes conceptos (gastos funcionamiento, extraordinarios...) <text:s/></text:p>
          </table:table-cell>
        </table:table-row>
        <table:table-row table:style-name="ro3">
          <table:table-cell table:style-name="ce3" office:value-type="string">
            <text:p>Crédito disponible en partida presupuestaria</text:p>
          </table:table-cell>
          <table:table-cell office:value-type="string">
            <text:p>PBECA6K</text:p>
          </table:table-cell>
          <table:table-cell office:value-type="string">
            <text:p>BECA6K</text:p>
          </table:table-cell>
          <table:table-cell office:value-type="string">
            <text:p>Pago Becas Andalucia</text:p>
          </table:table-cell>
        </table:table-row>
        <table:table-row table:style-name="ro1">
          <table:table-cell/>
          <table:table-cell office:value-type="string">
            <text:p>PBECA00</text:p>
          </table:table-cell>
          <table:table-cell office:value-type="string">
            <text:p>BECA00</text:p>
          </table:table-cell>
          <table:table-cell office:value-type="string">
            <text:p>Pago Becas MEC</text:p>
          </table:table-cell>
        </table:table-row>
        <table:table-row table:style-name="ro1">
          <table:table-cell/>
          <table:table-cell table:number-columns-repeated="2" office:value-type="string">
            <text:p>PCONCIER</text:p>
          </table:table-cell>
          <table:table-cell office:value-type="string">
            <text:p>Pagos centros privados</text:p>
          </table:table-cell>
        </table:table-row>
        <table:table-row table:style-name="ro1">
          <table:table-cell/>
          <table:table-cell office:value-type="string">
            <text:p>PCEC0001</text:p>
          </table:table-cell>
          <table:table-cell office:value-type="string">
            <text:p>CEC0001</text:p>
          </table:table-cell>
          <table:table-cell office:value-type="string">
            <text:p>Dietas</text:p>
          </table:table-cell>
        </table:table-row>
        <table:table-row table:style-name="ro1">
          <table:table-cell/>
          <table:table-cell office:value-type="string">
            <text:p>PCEC0002</text:p>
          </table:table-cell>
          <table:table-cell office:value-type="string">
            <text:p>MINERVA</text:p>
          </table:table-cell>
          <table:table-cell office:value-type="string">
            <text:p>Minerva</text:p>
          </table:table-cell>
        </table:table-row>
        <table:table-row table:style-name="ro1">
          <table:table-cell/>
          <table:table-cell office:value-type="string">
            <text:p>PPCPUB01</text:p>
          </table:table-cell>
          <table:table-cell office:value-type="string">
            <text:p>PCPUB01</text:p>
          </table:table-cell>
          <table:table-cell office:value-type="string">
            <text:p>Sistema de pago a los centros públicos por diferentes conceptos (gastos funcionamiento, extraordinarios...) <text:s/></text:p>
          </table:table-cell>
        </table:table-row>
        <table:table-row table:style-name="ro3">
          <table:table-cell table:style-name="ce3" office:value-type="string">
            <text:p>Partidas disponibles para un usuario</text:p>
          </table:table-cell>
          <table:table-cell office:value-type="string">
            <text:p>PBECA6K</text:p>
          </table:table-cell>
          <table:table-cell office:value-type="string">
            <text:p>BECA6K</text:p>
          </table:table-cell>
          <table:table-cell office:value-type="string">
            <text:p>Pago Becas Andalucia</text:p>
          </table:table-cell>
        </table:table-row>
        <table:table-row table:style-name="ro1">
          <table:table-cell/>
          <table:table-cell office:value-type="string">
            <text:p>PBECA00</text:p>
          </table:table-cell>
          <table:table-cell office:value-type="string">
            <text:p>BECA00</text:p>
          </table:table-cell>
          <table:table-cell office:value-type="string">
            <text:p>Pago Becas MEC</text:p>
          </table:table-cell>
        </table:table-row>
        <table:table-row table:style-name="ro1">
          <table:table-cell/>
          <table:table-cell table:number-columns-repeated="2" office:value-type="string">
            <text:p>PCONCIER</text:p>
          </table:table-cell>
          <table:table-cell office:value-type="string">
            <text:p>Pagos centros privados</text:p>
          </table:table-cell>
        </table:table-row>
        <table:table-row table:style-name="ro1">
          <table:table-cell/>
          <table:table-cell office:value-type="string">
            <text:p>PCEC0001</text:p>
          </table:table-cell>
          <table:table-cell office:value-type="string">
            <text:p>CEC0001</text:p>
          </table:table-cell>
          <table:table-cell office:value-type="string">
            <text:p>Dietas</text:p>
          </table:table-cell>
        </table:table-row>
        <table:table-row table:style-name="ro1">
          <table:table-cell/>
          <table:table-cell office:value-type="string">
            <text:p>PCEC0002</text:p>
          </table:table-cell>
          <table:table-cell office:value-type="string">
            <text:p>MINERVA</text:p>
          </table:table-cell>
          <table:table-cell office:value-type="string">
            <text:p>Minerva</text:p>
          </table:table-cell>
        </table:table-row>
        <table:table-row table:style-name="ro1">
          <table:table-cell/>
          <table:table-cell office:value-type="string">
            <text:p>PPCPUB01</text:p>
          </table:table-cell>
          <table:table-cell office:value-type="string">
            <text:p>PCPUB01</text:p>
          </table:table-cell>
          <table:table-cell office:value-type="string">
            <text:p>Sistema de pago a los centros públicos por diferentes conceptos (gastos funcionamiento, extraordinarios...) <text:s/></text:p>
          </table:table-cell>
        </table:table-row>
        <table:table-row table:style-name="ro2">
          <table:table-cell table:style-name="ce2" office:value-type="string">
            <text:p>Saldo disponible en expediente referencia </text:p>
          </table:table-cell>
          <table:table-cell office:value-type="string">
            <text:p>PBECA6K</text:p>
          </table:table-cell>
          <table:table-cell office:value-type="string">
            <text:p>BECA6K</text:p>
          </table:table-cell>
          <table:table-cell office:value-type="string">
            <text:p>Pago Becas Andalucia</text:p>
          </table:table-cell>
        </table:table-row>
        <table:table-row table:style-name="ro1">
          <table:table-cell/>
          <table:table-cell office:value-type="string">
            <text:p>PBECA00</text:p>
          </table:table-cell>
          <table:table-cell office:value-type="string">
            <text:p>BECA00</text:p>
          </table:table-cell>
          <table:table-cell office:value-type="string">
            <text:p>Pago Becas MEC</text:p>
          </table:table-cell>
        </table:table-row>
        <table:table-row table:style-name="ro1">
          <table:table-cell/>
          <table:table-cell table:number-columns-repeated="2" office:value-type="string">
            <text:p>PCONCIER</text:p>
          </table:table-cell>
          <table:table-cell office:value-type="string">
            <text:p>Pagos centros privados</text:p>
          </table:table-cell>
        </table:table-row>
        <table:table-row table:style-name="ro1">
          <table:table-cell/>
          <table:table-cell office:value-type="string">
            <text:p>PCEC0002</text:p>
          </table:table-cell>
          <table:table-cell office:value-type="string">
            <text:p>MINERVA</text:p>
          </table:table-cell>
          <table:table-cell office:value-type="string">
            <text:p>Minerva</text:p>
          </table:table-cell>
        </table:table-row>
        <table:table-row table:style-name="ro1">
          <table:table-cell/>
          <table:table-cell office:value-type="string">
            <text:p>PPCPUB01</text:p>
          </table:table-cell>
          <table:table-cell office:value-type="string">
            <text:p>PCPUB01</text:p>
          </table:table-cell>
          <table:table-cell office:value-type="string">
            <text:p>Sistema de pago a los centros públicos por diferentes conceptos (gastos funcionamiento, extraordinarios...) <text:s/></text:p>
          </table:table-cell>
        </table:table-row>
        <table:table-row table:style-name="ro3">
          <table:table-cell table:style-name="ce3" office:value-type="string">
            <text:p>Consulta de modelos</text:p>
          </table:table-cell>
          <table:table-cell office:value-type="string">
            <text:p>PBECA6K</text:p>
          </table:table-cell>
          <table:table-cell office:value-type="string">
            <text:p>BECA6K</text:p>
          </table:table-cell>
          <table:table-cell office:value-type="string">
            <text:p>Pago Becas Andalucia</text:p>
          </table:table-cell>
        </table:table-row>
        <table:table-row table:style-name="ro1">
          <table:table-cell/>
          <table:table-cell office:value-type="string">
            <text:p>PBECA00</text:p>
          </table:table-cell>
          <table:table-cell office:value-type="string">
            <text:p>BECA00</text:p>
          </table:table-cell>
          <table:table-cell office:value-type="string">
            <text:p>Pago Becas MEC</text:p>
          </table:table-cell>
        </table:table-row>
        <table:table-row table:style-name="ro1">
          <table:table-cell/>
          <table:table-cell table:number-columns-repeated="2" office:value-type="string">
            <text:p>PCONCIER</text:p>
          </table:table-cell>
          <table:table-cell office:value-type="string">
            <text:p>Pagos centros privados</text:p>
          </table:table-cell>
        </table:table-row>
        <table:table-row table:style-name="ro1">
          <table:table-cell/>
          <table:table-cell office:value-type="string">
            <text:p>PCEC0002</text:p>
          </table:table-cell>
          <table:table-cell office:value-type="string">
            <text:p>MINERVA</text:p>
          </table:table-cell>
          <table:table-cell office:value-type="string">
            <text:p>Minerva</text:p>
          </table:table-cell>
        </table:table-row>
        <table:table-row table:style-name="ro1">
          <table:table-cell/>
          <table:table-cell office:value-type="string">
            <text:p>PPCPUB01</text:p>
          </table:table-cell>
          <table:table-cell office:value-type="string">
            <text:p>PCPUB01</text:p>
          </table:table-cell>
          <table:table-cell office:value-type="string">
            <text:p>Sistema de pago a los centros públicos por diferentes conceptos (gastos funcionamiento, extraordinarios...) <text:s/></text:p>
          </table:table-cell>
        </table:table-row>
        <table:table-row table:style-name="ro3">
          <table:table-cell table:style-name="ce3" office:value-type="string">
            <text:p>Consulta de procedimientos</text:p>
          </table:table-cell>
          <table:table-cell office:value-type="string">
            <text:p>PBECA6K</text:p>
          </table:table-cell>
          <table:table-cell office:value-type="string">
            <text:p>BECA6K</text:p>
          </table:table-cell>
          <table:table-cell office:value-type="string">
            <text:p>Pago Becas Andalucia</text:p>
          </table:table-cell>
        </table:table-row>
        <table:table-row table:style-name="ro1">
          <table:table-cell/>
          <table:table-cell office:value-type="string">
            <text:p>PBECA00</text:p>
          </table:table-cell>
          <table:table-cell office:value-type="string">
            <text:p>BECA00</text:p>
          </table:table-cell>
          <table:table-cell office:value-type="string">
            <text:p>Pago Becas MEC</text:p>
          </table:table-cell>
        </table:table-row>
        <table:table-row table:style-name="ro1">
          <table:table-cell/>
          <table:table-cell table:number-columns-repeated="2" office:value-type="string">
            <text:p>PCONCIER</text:p>
          </table:table-cell>
          <table:table-cell office:value-type="string">
            <text:p>Pagos centros privados</text:p>
          </table:table-cell>
        </table:table-row>
        <table:table-row table:style-name="ro1">
          <table:table-cell/>
          <table:table-cell office:value-type="string">
            <text:p>PCEC0002</text:p>
          </table:table-cell>
          <table:table-cell office:value-type="string">
            <text:p>MINERVA</text:p>
          </table:table-cell>
          <table:table-cell office:value-type="string">
            <text:p>Minerva</text:p>
          </table:table-cell>
        </table:table-row>
        <table:table-row table:style-name="ro1">
          <table:table-cell/>
          <table:table-cell office:value-type="string">
            <text:p>PPCPUB01</text:p>
          </table:table-cell>
          <table:table-cell office:value-type="string">
            <text:p>PCPUB01</text:p>
          </table:table-cell>
          <table:table-cell office:value-type="string">
            <text:p>Sistema de pago a los centros públicos por diferentes conceptos (gastos funcionamiento, extraordinarios...) <text:s/></text:p>
          </table:table-cell>
        </table:table-row>
        <table:table-row table:style-name="ro3">
          <table:table-cell table:style-name="ce3" office:value-type="string">
            <text:p>Consulta de Facturas</text:p>
          </table:table-cell>
          <table:table-cell office:value-type="string">
            <text:p>PCEC0001</text:p>
          </table:table-cell>
          <table:table-cell office:value-type="string">
            <text:p>CEC0001</text:p>
          </table:table-cell>
          <table:table-cell office:value-type="string">
            <text:p>Dietas</text:p>
          </table:table-cell>
        </table:table-row>
        <table:table-row table:style-name="ro1">
          <table:table-cell/>
          <table:table-cell office:value-type="string">
            <text:p>PCEC0002</text:p>
          </table:table-cell>
          <table:table-cell office:value-type="string">
            <text:p>MINERVA</text:p>
          </table:table-cell>
          <table:table-cell office:value-type="string">
            <text:p>Minerva</text:p>
          </table:table-cell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integer-digits="1" number:grouping="true"/>
      <number:text>    </number:text>
    </number:number-style>
    <number:number-style style:name="N120P2" style:volatile="true">
      <number:text> -</number:text>
      <number:number number: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  <number:text> € </number:text>
    </number:number-style>
    <number:number-style style:name="N121P1" style:volatile="true">
      <number:text>-</number:text>
      <number:number number:decimal-places="2" number:min-integer-digits="1" number:grouping="true"/>
      <number:text> € </number:text>
    </number:number-style>
    <number:number-style style:name="N121P2" style:volatile="true">
      <number:text> -</number:text>
      <number:number number: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ro</number:text>
    </number:number-style>
    <number:number-style style:name="N124P1" style:volatile="true">
      <number:text>Verdade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ctivado</number:text>
    </number:number-style>
    <number:number-style style:name="N125P1" style:volatile="true">
      <number:text>Activado</number:text>
    </number:number-style>
    <number:number-style style:name="N125">
      <number:text>Desactivado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42:53.20</meta:creation-date>
    <dc:date>2014-08-05T08:54:45.27</dc:date>
    <meta:editing-duration>P0D</meta:editing-duration>
    <meta:editing-cycles>1</meta:editing-cycles>
    <meta:document-statistic meta:table-count="3" meta:cell-count="164" meta:object-count="0"/>
    <meta:generator>LibreOffice/3.5$Windows_x86 LibreOffice_project/7e68ba2-a744ebf-1f241b7-c506db1-7d53735</meta:generator>
  </office:meta>
</office:document-meta>
</file>